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e8f2a1"/>
      <style:text-properties style:use-window-font-color="true"/>
    </style:style>
    <style:style style:name="ce5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lamadas por parking y distrit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ij:=”número de llamadas atendidas por el parking i hechas desde el distrito j"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string" calcext:value-type="string">
            <text:p>Cte: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Variables de decision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2400" calcext:value-type="float">
            <text:p>2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00" calcext:value-type="float">
            <text:p>410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Función objetivo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min)</text:p>
          </table:table-cell>
          <table:table-cell table:style-name="ce6" table:formula="of:=SUMPRODUCT([.C8:.Q8];[.C5:.Q5])" office:value-type="float" office:value="538000" calcext:value-type="float" table:number-columns-spanned="15" table:number-rows-spanned="1">
            <text:p>538000</text:p>
          </table:table-cell>
          <table:covered-table-cell table:number-columns-repeated="14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>
            <text:p>izquierdo</text:p>
          </table:table-cell>
          <table:table-cell table:style-name="ce1" office:value-type="string" calcext:value-type="string">
            <text:p>operador</text:p>
          </table:table-cell>
          <table:table-cell table:style-name="ce1" office:value-type="string" calcext:value-type="string">
            <text:p>derecho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1</text:p>
          </table:table-cell>
          <table:table-cell table:style-name="ce5" table:formula="of:=SUMPRODUCT([.C44:.Q44];[.$C$5:.$Q$5])" office:value-type="float" office:value="9900" calcext:value-type="float">
            <text:p>99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2</text:p>
          </table:table-cell>
          <table:table-cell table:style-name="ce5" table:formula="of:=SUMPRODUCT([.C45:.Q45];[.$C$5:.$Q$5])" office:value-type="float" office:value="10000" calcext:value-type="float">
            <text:p>10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3</text:p>
          </table:table-cell>
          <table:table-cell table:style-name="ce5" table:formula="of:=SUMPRODUCT([.C46:.Q46];[.$C$5:.$Q$5])" office:value-type="float" office:value="10000" calcext:value-type="float">
            <text:p>10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1</text:p>
          </table:table-cell>
          <table:table-cell table:style-name="ce5" table:formula="of:=SUMPRODUCT([.C47:.Q47];[.$C$5:.$Q$5])" office:value-type="float" office:value="5000" calcext:value-type="float">
            <text:p>50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2</text:p>
          </table:table-cell>
          <table:table-cell table:style-name="ce5" table:formula="of:=SUMPRODUCT([.C48:.Q48];[.$C$5:.$Q$5])" office:value-type="float" office:value="6500" calcext:value-type="float">
            <text:p>65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6500" calcext:value-type="float">
            <text:p>6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3</text:p>
          </table:table-cell>
          <table:table-cell table:style-name="ce5" table:formula="of:=SUMPRODUCT([.C49:.Q49];[.$C$5:.$Q$5])" office:value-type="float" office:value="5400" calcext:value-type="float">
            <text:p>54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400" calcext:value-type="float">
            <text:p>54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4</text:p>
          </table:table-cell>
          <table:table-cell table:style-name="ce5" table:formula="of:=SUMPRODUCT([.C50:.Q50];[.$C$5:.$Q$5])" office:value-type="float" office:value="7500" calcext:value-type="float">
            <text:p>75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7500" calcext:value-type="float">
            <text:p>7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5</text:p>
          </table:table-cell>
          <table:table-cell table:style-name="ce5" table:formula="of:=SUMPRODUCT([.C51:.Q51];[.$C$5:.$Q$5])" office:value-type="float" office:value="5500" calcext:value-type="float">
            <text:p>55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500" calcext:value-type="float">
            <text:p>5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1</text:p>
          </table:table-cell>
          <table:table-cell table:style-name="ce5" table:formula="of:=SUMPRODUCT([.C52:.Q52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2</text:p>
          </table:table-cell>
          <table:table-cell table:style-name="ce5" table:formula="of:=SUMPRODUCT([.C53:.Q53];[.$C$5:.$Q$5])" office:value-type="float" office:value="48000" calcext:value-type="float">
            <text:p>48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3</text:p>
          </table:table-cell>
          <table:table-cell table:style-name="ce5" table:formula="of:=SUMPRODUCT([.C54:.Q54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4</text:p>
          </table:table-cell>
          <table:table-cell table:style-name="ce5" table:formula="of:=SUMPRODUCT([.C55:.Q55];[.$C$5:.$Q$5])" office:value-type="float" office:value="37500" calcext:value-type="float">
            <text:p>375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5</text:p>
          </table:table-cell>
          <table:table-cell table:style-name="ce5" table:formula="of:=SUMPRODUCT([.C56:.Q56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1</text:p>
          </table:table-cell>
          <table:table-cell table:style-name="ce5" table:formula="of:=SUMPRODUCT([.C57:.Q57];[.$C$5:.$Q$5])" office:value-type="float" office:value="75000" calcext:value-type="float">
            <text:p>75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2</text:p>
          </table:table-cell>
          <table:table-cell table:style-name="ce5" table:formula="of:=SUMPRODUCT([.C58:.Q58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3</text:p>
          </table:table-cell>
          <table:table-cell table:style-name="ce5" table:formula="of:=SUMPRODUCT([.C59:.Q59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4</text:p>
          </table:table-cell>
          <table:table-cell table:style-name="ce5" table:formula="of:=SUMPRODUCT([.C60:.Q60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5</text:p>
          </table:table-cell>
          <table:table-cell table:style-name="ce5" table:formula="of:=SUMPRODUCT([.C61:.Q61];[.$C$5:.$Q$5])" office:value-type="float" office:value="100000" calcext:value-type="float">
            <text:p>100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1</text:p>
          </table:table-cell>
          <table:table-cell table:style-name="ce5" table:formula="of:=SUMPRODUCT([.C62:.Q62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2</text:p>
          </table:table-cell>
          <table:table-cell table:style-name="ce5" table:formula="of:=SUMPRODUCT([.C63:.Q63];[.$C$5:.$Q$5])" office:value-type="float" office:value="20500" calcext:value-type="float">
            <text:p>205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3</text:p>
          </table:table-cell>
          <table:table-cell table:style-name="ce5" table:formula="of:=SUMPRODUCT([.C64:.Q64];[.$C$5:.$Q$5])" office:value-type="float" office:value="16200" calcext:value-type="float">
            <text:p>162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4</text:p>
          </table:table-cell>
          <table:table-cell table:style-name="ce5" table:formula="of:=SUMPRODUCT([.C65:.Q65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5</text:p>
          </table:table-cell>
          <table:table-cell table:style-name="ce5" table:formula="of:=SUMPRODUCT([.C66:.Q66];[.$C$5:.$Q$5])" office:value-type="float" office:value="8500" calcext:value-type="float">
            <text:p>85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1 menor al 150% de L2</text:p>
          </table:table-cell>
          <table:table-cell table:style-name="ce5" table:formula="of:=SUMPRODUCT([.C67:.Q67];[.$C$5:.$Q$5])" office:value-type="float" office:value="-5100" calcext:value-type="float">
            <text:p>-51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1 menor al 150% de L3</text:p>
          </table:table-cell>
          <table:table-cell table:style-name="ce5" table:formula="of:=SUMPRODUCT([.C68:.Q68];[.$C$5:.$Q$5])" office:value-type="float" office:value="-5100" calcext:value-type="float">
            <text:p>-51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2 menor al 150% de L1</text:p>
          </table:table-cell>
          <table:table-cell table:style-name="ce5" table:formula="of:=SUMPRODUCT([.C69:.Q69];[.$C$5:.$Q$5])" office:value-type="float" office:value="-4850" calcext:value-type="float">
            <text:p>-485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2 menor al 150% de L3</text:p>
          </table:table-cell>
          <table:table-cell table:style-name="ce5" table:formula="of:=SUMPRODUCT([.C70:.Q70];[.$C$5:.$Q$5])" office:value-type="float" office:value="-5000" calcext:value-type="float">
            <text:p>-5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3 menor al 150% de L1</text:p>
          </table:table-cell>
          <table:table-cell table:style-name="ce5" table:formula="of:=SUMPRODUCT([.C71:.Q71];[.$C$5:.$Q$5])" office:value-type="float" office:value="-4850" calcext:value-type="float">
            <text:p>-485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3 menor al 150% de L2</text:p>
          </table:table-cell>
          <table:table-cell table:style-name="ce5" table:formula="of:=SUMPRODUCT([.C72:.Q72];[.$C$5:.$Q$5])" office:value-type="float" office:value="-5000" calcext:value-type="float">
            <text:p>-5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o Negatividad</text:p>
          </table:table-cell>
          <table:table-cell table:style-name="ce1" office:value-type="string" calcext:value-type="string">
            <text:p>l11,l12,l13,l14,l15,l21,l22,l23,l24,l25,l31,l32,l33,l34,l35,l41,l42,l43,l44,l45,l51,l52,l53,l54,l55</text:p>
          </table:table-cell>
          <table:table-cell table:style-name="ce1" office:value-type="string" calcext:value-type="string">
            <text:p>&gt;= 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Matriz de Coeficientes</text:p>
          </table:table-cell>
          <table:table-cell table:style-name="ce4" table:number-columns-repeated="1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º maximo llamadas 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º maximo llamadas 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º maximo llamadas 3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1</text:p>
          </table:table-cell>
          <table:table-cell table:style-name="ce8" table:formula="of:=[.$T$3] -20" office:value-type="float" office:value="15" calcext:value-type="float">
            <text:p>15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$T$3] -34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table:formula="of:=[.$T$3] -18" office:value-type="float" office:value="17" calcext:value-type="float">
            <text:p>17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table:formula="of:=[.$T$3] -20" office:value-type="float" office:value="15" calcext:value-type="float">
            <text:p>15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table:formula="of:=[.$T$3] -50" office:value-type="float" office:value="-15" calcext:value-type="float">
            <text:p>-15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3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table:formula="of:=[.$T$3] -14" office:value-type="float" office:value="21" calcext:value-type="float">
            <text:p>2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5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table:formula="of:=[.$T$3] -12" office:value-type="float" office:value="23" calcext:value-type="float">
            <text:p>2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3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table:formula="of:=[.$T$3] -32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4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5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table:formula="of:=[.$T$3] -18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1 menor al 150% de L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-1.5" calcext:value-type="float">
            <text:p>-1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1 menor al 150% de L3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-1.5" calcext:value-type="float">
            <text:p>-1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2 menor al 150% de L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2 menor al 150% de L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3 menor al 150% de L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3 menor al 150% de L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03">
          <table:table-cell table:number-columns-repeated="20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0:52:10.329450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09:36.247165613</meta:creation-date>
    <dc:date>2023-10-01T17:13:49.743497617</dc:date>
    <meta:editing-duration>PT12H21M58S</meta:editing-duration>
    <meta:editing-cycles>8</meta:editing-cycles>
    <meta:generator>LibreOffice/7.5.6.2$Linux_X86_64 LibreOffice_project/50$Build-2</meta:generator>
    <meta:document-statistic meta:table-count="1" meta:cell-count="657" meta:object-count="0"/>
  </office:meta>
</office:document-meta>
</file>